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rsid="000f3f3b" officeooo:paragraph-rsid="000f3f3b"/>
    </style:style>
    <style:style style:name="P3" style:family="paragraph" style:parent-style-name="Standard">
      <style:paragraph-properties fo:margin-left="1.251cm" fo:margin-right="0cm" fo:text-indent="0cm" style:auto-text-inden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41cm" fo:text-indent="-0.635cm" fo:margin-left="8.341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42762623" text:style-name="L1">
        <text:list-item>
          <text:p text:style-name="P1">Codificar un procedimiento reciba como parámetros un numero de departamento, un importe y un porcentaje; y suba el salario a todos los empleados del departamento indicado en la llamada. La subida será el porcentaje o el importe indicado en la llamada (el que sea más beneficioso para el empleado en cada caso empleado).</text:p>
        </text:list-item>
        <text:list-item>
          <text:p text:style-name="P1">Codificar un programa que visualice los dos empleados que ganan menos de cada oficio.</text:p>
        </text:list-item>
      </text:list>
      <text:p text:style-name="Standard"/>
      <text:list xml:id="list190942152023170" text:continue-numbering="true" text:style-name="L1">
        <text:list-item>
          <text:p text:style-name="P1">Desarrollar un procedimiento que permita insertar nuevos departamentos según las siguientes especificaciones:</text:p>
        </text:list-item>
      </text:list>
      <text:p text:style-name="P3">Se pasará al procedimiento el nombre del departamento y la localidad.</text:p>
      <text:p text:style-name="P3"><text:s/>El procedimiento insertará la fila nueva asignando como número de departamento la decena siguiente al número mayor de la <text:s/>tabla. </text:p>
      <text:p text:style-name="P3"><text:s/>Se incluirá gestión de posibles errores</text:p>
      <text:list xml:id="list190941513649840" text:continue-numbering="true" text:style-name="L1">
        <text:list-item>
          <text:p text:style-name="P1">Escribir un programa que muestre, en formato similar a las rupturas de control o secuencia vistas en SQL*plus los siguientes datos:</text:p>
        </text:list-item>
      </text:list>
      <text:p text:style-name="P3">- Para cada empleado: apellido y salario.</text:p>
      <text:p text:style-name="P3">- Para cada departamento: Número de empleados y suma de los salarios del departamento.</text:p>
      <text:p text:style-name="P3">- Al final del listado: Número total de empleados y suma de todos los salarios.</text:p>
      <text:list xml:id="list190940868857135" text:continue-numbering="true" text:style-name="L1">
        <text:list-header>
          <text:p text:style-name="P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8:46:45.846479595</meta:creation-date>
    <dc:date>2020-01-15T19:09:40.534241380</dc:date>
    <meta:editing-duration>PT3M57S</meta:editing-duration>
    <meta:editing-cycles>1</meta:editing-cycles>
    <meta:document-statistic meta:table-count="0" meta:image-count="0" meta:object-count="0" meta:page-count="1" meta:paragraph-count="10" meta:word-count="177" meta:character-count="1097" meta:non-whitespace-character-count="930"/>
    <meta:generator>LibreOffice/6.0.7.3$Linux_X86_64 LibreOffice_project/00m0$Build-3</meta:generator>
  </office:meta>
</office:document-meta>
</file>